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50.3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number-columns-repeated="5" table:default-cell-style-name="ce2"/>
        <table:table-row table:style-name="ro2">
          <table:table-cell table:style-name="ce1" office:value-type="string" calcext:value-type="string">
            <text:p>Tuloslaskelma (kEUR)</text:p>
          </table:table-cell>
          <table:table-cell table:style-name="ce1" office:value-type="string" calcext:value-type="string">
            <text:p>2016 *</text:p>
          </table:table-cell>
          <table:table-cell table:style-name="ce1" office:value-type="string" calcext:value-type="string">
            <text:p>2015 *</text:p>
          </table:table-cell>
          <table:table-cell table:style-name="ce1" office:value-type="string" calcext:value-type="string">
            <text:p>2014 *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string" calcext:value-type="string">
            <text:p>2012 *</text:p>
          </table:table-cell>
        </table:table-row>
        <table:table-row table:style-name="ro2">
          <table:table-cell office:value-type="string" calcext:value-type="string">
            <text:p>Liiketoiminnan tuotot</text:p>
          </table:table-cell>
          <table:table-cell office:value-type="float" office:value="113130" calcext:value-type="float">
            <text:p>113130</text:p>
          </table:table-cell>
          <table:table-cell office:value-type="float" office:value="127278" calcext:value-type="float">
            <text:p>127278</text:p>
          </table:table-cell>
          <table:table-cell office:value-type="float" office:value="94021" calcext:value-type="float">
            <text:p>94021</text:p>
          </table:table-cell>
          <table:table-cell office:value-type="float" office:value="83274" calcext:value-type="float">
            <text:p>83274</text:p>
          </table:table-cell>
          <table:table-cell office:value-type="float" office:value="101273" calcext:value-type="float">
            <text:p>101273</text:p>
          </table:table-cell>
        </table:table-row>
        <table:table-row table:style-name="ro3">
          <table:table-cell office:value-type="string" calcext:value-type="string">
            <text:p>Liiketoiminnan kulut + arvonalennukset</text:p>
          </table:table-cell>
          <table:table-cell office:value-type="float" office:value="-104572" calcext:value-type="float">
            <text:p>-104572</text:p>
          </table:table-cell>
          <table:table-cell office:value-type="float" office:value="-119158" calcext:value-type="float">
            <text:p>-119158</text:p>
          </table:table-cell>
          <table:table-cell office:value-type="float" office:value="-91416" calcext:value-type="float">
            <text:p>-91416</text:p>
          </table:table-cell>
          <table:table-cell office:value-type="float" office:value="-81446" calcext:value-type="float">
            <text:p>-81446</text:p>
          </table:table-cell>
          <table:table-cell office:value-type="float" office:value="-96242" calcext:value-type="float">
            <text:p>-96242</text:p>
          </table:table-cell>
        </table:table-row>
        <table:table-row table:style-name="ro2">
          <table:table-cell office:value-type="string" calcext:value-type="string">
            <text:p>Liiketulos ennen poistoja</text:p>
          </table:table-cell>
          <table:table-cell office:value-type="float" office:value="8558" calcext:value-type="float">
            <text:p>8558</text:p>
          </table:table-cell>
          <table:table-cell office:value-type="float" office:value="8120" calcext:value-type="float">
            <text:p>8120</text:p>
          </table:table-cell>
          <table:table-cell office:value-type="float" office:value="2605" calcext:value-type="float">
            <text:p>2605</text:p>
          </table:table-cell>
          <table:table-cell office:value-type="float" office:value="1828" calcext:value-type="float">
            <text:p>1828</text:p>
          </table:table-cell>
          <table:table-cell office:value-type="float" office:value="5031" calcext:value-type="float">
            <text:p>5031</text:p>
          </table:table-cell>
        </table:table-row>
        <table:table-row table:style-name="ro3">
          <table:table-cell office:value-type="string" calcext:value-type="string">
            <text:p>Liiketoiminnan tulos verojen jälkeen</text:p>
          </table:table-cell>
          <table:table-cell table:number-columns-repeated="2" office:value-type="float" office:value="6684" calcext:value-type="float">
            <text:p>6684</text:p>
          </table:table-cell>
          <table:table-cell office:value-type="float" office:value="2361" calcext:value-type="float">
            <text:p>2361</text:p>
          </table:table-cell>
          <table:table-cell office:value-type="float" office:value="1196" calcext:value-type="float">
            <text:p>1196</text:p>
          </table:table-cell>
          <table:table-cell office:value-type="float" office:value="3016" calcext:value-type="float">
            <text:p>3016</text:p>
          </table:table-cell>
        </table:table-row>
        <table:table-row table:style-name="ro2">
          <table:table-cell office:value-type="string" calcext:value-type="string">
            <text:p>Osakekohtainen tulos</text:p>
          </table:table-cell>
          <table:table-cell office:value-type="float" office:value="1.59" calcext:value-type="float">
            <text:p>1,59</text:p>
          </table:table-cell>
          <table:table-cell office:value-type="float" office:value="1.63" calcext:value-type="float">
            <text:p>1,63</text:p>
          </table:table-cell>
          <table:table-cell office:value-type="float" office:value="0.59" calcext:value-type="float">
            <text:p>0,59</text:p>
          </table:table-cell>
          <table:table-cell office:value-type="float" office:value="0.3" calcext:value-type="float">
            <text:p>0,3</text:p>
          </table:table-cell>
          <table:table-cell office:value-type="float" office:value="0.75" calcext:value-type="float">
            <text:p>0,75</text:p>
          </table:table-cell>
        </table:table-row>
        <table:table-row table:style-name="ro2">
          <table:table-cell office:value-type="string" calcext:value-type="string">
            <text:p>Osakkeiden määrä</text:p>
          </table:table-cell>
          <table:table-cell office:value-type="float" office:value="4206462" calcext:value-type="float">
            <text:p>4206462</text:p>
          </table:table-cell>
          <table:table-cell office:value-type="float" office:value="4111708" calcext:value-type="float">
            <text:p>4111708</text:p>
          </table:table-cell>
          <table:table-cell office:value-type="float" office:value="4015228" calcext:value-type="float">
            <text:p>4015228</text:p>
          </table:table-cell>
          <table:table-cell table:number-columns-repeated="2" office:value-type="float" office:value="4004758" calcext:value-type="float">
            <text:p>4004758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2">
          <table:table-cell table:style-name="ce1" office:value-type="string" calcext:value-type="string">
            <text:p>Tase (kEUR)</text:p>
          </table:table-cell>
          <table:table-cell table:style-name="ce1" office:value-type="string" calcext:value-type="string">
            <text:p>2016 *</text:p>
          </table:table-cell>
          <table:table-cell table:style-name="ce1" office:value-type="string" calcext:value-type="string">
            <text:p>2015 *</text:p>
          </table:table-cell>
          <table:table-cell table:style-name="ce1" office:value-type="string" calcext:value-type="string">
            <text:p>2014 *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string" calcext:value-type="string">
            <text:p>2012 *</text:p>
          </table:table-cell>
        </table:table-row>
        <table:table-row table:style-name="ro2">
          <table:table-cell office:value-type="string" calcext:value-type="string">
            <text:p>Käyttöomaisuus</text:p>
          </table:table-cell>
          <table:table-cell office:value-type="float" office:value="11848" calcext:value-type="float">
            <text:p>11848</text:p>
          </table:table-cell>
          <table:table-cell office:value-type="float" office:value="10799" calcext:value-type="float">
            <text:p>10799</text:p>
          </table:table-cell>
          <table:table-cell office:value-type="float" office:value="12107" calcext:value-type="float">
            <text:p>12107</text:p>
          </table:table-cell>
          <table:table-cell office:value-type="float" office:value="12565" calcext:value-type="float">
            <text:p>12565</text:p>
          </table:table-cell>
          <table:table-cell office:value-type="float" office:value="11944" calcext:value-type="float">
            <text:p>11944</text:p>
          </table:table-cell>
        </table:table-row>
        <table:table-row table:style-name="ro2">
          <table:table-cell office:value-type="string" calcext:value-type="string">
            <text:p>Vaihto-omaisuus</text:p>
          </table:table-cell>
          <table:table-cell office:value-type="float" office:value="57918" calcext:value-type="float">
            <text:p>57918</text:p>
          </table:table-cell>
          <table:table-cell office:value-type="float" office:value="50960" calcext:value-type="float">
            <text:p>50960</text:p>
          </table:table-cell>
          <table:table-cell office:value-type="float" office:value="40539" calcext:value-type="float">
            <text:p>40539</text:p>
          </table:table-cell>
          <table:table-cell office:value-type="float" office:value="36218" calcext:value-type="float">
            <text:p>36218</text:p>
          </table:table-cell>
          <table:table-cell office:value-type="float" office:value="51143" calcext:value-type="float">
            <text:p>51143</text:p>
          </table:table-cell>
        </table:table-row>
        <table:table-row table:style-name="ro2">
          <table:table-cell office:value-type="string" calcext:value-type="string">
            <text:p>Varat yhteensä</text:p>
          </table:table-cell>
          <table:table-cell office:value-type="float" office:value="69767" calcext:value-type="float">
            <text:p>69767</text:p>
          </table:table-cell>
          <table:table-cell office:value-type="float" office:value="61760" calcext:value-type="float">
            <text:p>61760</text:p>
          </table:table-cell>
          <table:table-cell office:value-type="float" office:value="52646" calcext:value-type="float">
            <text:p>52646</text:p>
          </table:table-cell>
          <table:table-cell office:value-type="float" office:value="48783" calcext:value-type="float">
            <text:p>48783</text:p>
          </table:table-cell>
          <table:table-cell office:value-type="float" office:value="63087" calcext:value-type="float">
            <text:p>63087</text:p>
          </table:table-cell>
        </table:table-row>
        <table:table-row table:style-name="ro2">
          <table:table-cell office:value-type="string" calcext:value-type="string">
            <text:p>Oma pääoma</text:p>
          </table:table-cell>
          <table:table-cell office:value-type="float" office:value="34217" calcext:value-type="float">
            <text:p>34217</text:p>
          </table:table-cell>
          <table:table-cell office:value-type="float" office:value="29700" calcext:value-type="float">
            <text:p>29700</text:p>
          </table:table-cell>
          <table:table-cell office:value-type="float" office:value="24334" calcext:value-type="float">
            <text:p>24334</text:p>
          </table:table-cell>
          <table:table-cell office:value-type="float" office:value="23613" calcext:value-type="float">
            <text:p>23613</text:p>
          </table:table-cell>
          <table:table-cell office:value-type="float" office:value="24141" calcext:value-type="float">
            <text:p>24141</text:p>
          </table:table-cell>
        </table:table-row>
        <table:table-row table:style-name="ro2">
          <table:table-cell office:value-type="string" calcext:value-type="string">
            <text:p>Velat</text:p>
          </table:table-cell>
          <table:table-cell office:value-type="float" office:value="35550" calcext:value-type="float">
            <text:p>35550</text:p>
          </table:table-cell>
          <table:table-cell office:value-type="float" office:value="32060" calcext:value-type="float">
            <text:p>32060</text:p>
          </table:table-cell>
          <table:table-cell office:value-type="float" office:value="28312" calcext:value-type="float">
            <text:p>28312</text:p>
          </table:table-cell>
          <table:table-cell office:value-type="float" office:value="25170" calcext:value-type="float">
            <text:p>25170</text:p>
          </table:table-cell>
          <table:table-cell office:value-type="float" office:value="38946" calcext:value-type="float">
            <text:p>38946</text:p>
          </table:table-cell>
        </table:table-row>
        <table:table-row table:style-name="ro2">
          <table:table-cell office:value-type="string" calcext:value-type="string">
            <text:p>Oma pääoma ja velat</text:p>
          </table:table-cell>
          <table:table-cell office:value-type="float" office:value="69767" calcext:value-type="float">
            <text:p>69767</text:p>
          </table:table-cell>
          <table:table-cell office:value-type="float" office:value="61760" calcext:value-type="float">
            <text:p>61760</text:p>
          </table:table-cell>
          <table:table-cell office:value-type="float" office:value="52646" calcext:value-type="float">
            <text:p>52646</text:p>
          </table:table-cell>
          <table:table-cell office:value-type="float" office:value="48783" calcext:value-type="float">
            <text:p>48783</text:p>
          </table:table-cell>
          <table:table-cell office:value-type="float" office:value="63087" calcext:value-type="float">
            <text:p>63087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i" fo:country="FI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1">00.00.0000</text:date>, <text:time style:data-style-name="N2" text:time-value="22:20:52.3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31S</meta:editing-duration>
    <meta:editing-cycles>3</meta:editing-cycles>
    <meta:generator>LibreOffice/5.4.2.2$Windows_X86_64 LibreOffice_project/22b09f6418e8c2d508a9eaf86b2399209b0990f4</meta:generator>
    <dc:date>2017-11-21T22:21:01.772000000</dc:date>
    <meta:document-statistic meta:table-count="3" meta:cell-count="85" meta:object-count="0"/>
    <meta:user-defined meta:name="Info 1"/>
    <meta:user-defined meta:name="Info 2"/>
    <meta:user-defined meta:name="Info 3"/>
    <meta:user-defined meta:name="Info 4"/>
  </office:meta>
</office:document-meta>
</file>